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9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36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7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8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9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0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1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2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3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4" style:parent-style-name="ParágrafodaLista" style:family="paragraph">
      <style:paragraph-properties fo:margin-left="0.5909in" fo:text-indent="-0.19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5" style:parent-style-name="ParágrafodaLista" style:family="paragraph">
      <style:paragraph-properties fo:margin-left="0.590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6" style:parent-style-name="ParágrafodaLista" style:family="paragraph">
      <style:paragraph-properties fo:margin-left="0.590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7" style:parent-style-name="ParágrafodaLista" style:family="paragraph">
      <style:paragraph-properties fo:margin-left="0.590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8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9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1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2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3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4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5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6" style:parent-style-name="ParágrafodaLista" style:family="paragraph">
      <style:paragraph-properties fo:margin-left="0.5in" fo:text-indent="-0.152in">
        <style:tab-stops/>
      </style:paragraph-properties>
    </style:style>
    <style:style style:name="T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Fonteparág.padrão" style:family="text">
      <style:text-properties style:font-name="Times New Roman" style:font-name-complex="Times New Roman"/>
    </style:style>
    <style:style style:name="T59" style:parent-style-name="Fonteparág.padrão" style:family="text">
      <style:text-properties style:font-name="Times New Roman" style:font-name-complex="Times New Roman"/>
    </style:style>
    <style:style style:name="P60" style:parent-style-name="ParágrafodaLista" style:family="paragraph">
      <style:paragraph-properties fo:margin-left="0.5in" fo:text-indent="-0.152in">
        <style:tab-stops/>
      </style:paragraph-properties>
    </style:style>
    <style:style style:name="T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Fonteparág.padrão" style:family="text">
      <style:text-properties style:font-name="Times New Roman" style:font-name-complex="Times New Roman"/>
    </style:style>
    <style:style style:name="P63" style:parent-style-name="ParágrafodaLista" style:family="paragraph">
      <style:paragraph-properties fo:margin-left="0.5in" fo:text-indent="-0.152in">
        <style:tab-stops/>
      </style:paragraph-properties>
    </style:style>
    <style:style style:name="T6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Fonteparág.padrão" style:family="text">
      <style:text-properties style:font-name="Times New Roman" style:font-name-complex="Times New Roman"/>
    </style:style>
    <style:style style:name="P66" style:parent-style-name="ParágrafodaLista" style:family="paragraph">
      <style:paragraph-properties fo:margin-left="0.5in" fo:text-indent="-0.152in">
        <style:tab-stops/>
      </style:paragraph-properties>
    </style:style>
    <style:style style:name="T6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complex="Times New Roman"/>
    </style:style>
    <style:style style:name="P69" style:parent-style-name="ParágrafodaLista" style:family="paragraph">
      <style:paragraph-properties fo:margin-left="0.5in" fo:text-indent="-0.152in">
        <style:tab-stops/>
      </style:paragraph-properties>
    </style:style>
    <style:style style:name="T7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Fonteparág.padrão" style:family="text">
      <style:text-properties style:font-name="Times New Roman" style:font-name-complex="Times New Roman"/>
    </style:style>
    <style:style style:name="P72" style:parent-style-name="ParágrafodaLista" style:family="paragraph">
      <style:paragraph-properties fo:margin-left="0.5in" fo:text-indent="-0.152in">
        <style:tab-stops/>
      </style:paragraph-properties>
    </style:style>
    <style:style style:name="T7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Fonteparág.padrão" style:family="text">
      <style:text-properties style:font-name="Times New Roman" style:font-name-complex="Times New Roman"/>
    </style:style>
    <style:style style:name="P75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6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7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78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79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0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1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2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3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4" style:parent-style-name="ParágrafodaLista" style:family="paragraph">
      <style:paragraph-properties fo:margin-left="0.5458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5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6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7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8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9" style:parent-style-name="ParágrafodaLista" style:family="paragraph">
      <style:paragraph-properties fo:margin-left="0.5in" fo:text-indent="-0.1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90" style:parent-style-name="ParágrafodaLista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1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2" style:parent-style-name="ParágrafodaLista" style:family="paragraph">
      <style:paragraph-properties fo:text-align="justify" fo:margin-left="0in">
        <style:tab-stops/>
      </style:paragraph-properties>
    </style:style>
    <style:style style:name="T9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Fonteparág.padrão" style:family="text"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95" style:parent-style-name="Legenda" style:family="paragraph">
      <style:paragraph-properties fo:text-align="center"/>
    </style:style>
    <style:style style:name="T96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97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ableColumn99" style:family="table-column">
      <style:table-column-properties style:column-width="3.4743in" style:use-optimal-column-width="false"/>
    </style:style>
    <style:style style:name="TableColumn100" style:family="table-column">
      <style:table-column-properties style:column-width="2.5291in" style:use-optimal-column-width="false"/>
    </style:style>
    <style:style style:name="Table98" style:family="table">
      <style:table-properties style:width="6.0034in" fo:margin-left="-0.0291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ParágrafodaLista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16" style:parent-style-name="Default" style:family="paragraph">
      <style:paragraph-properties fo:text-align="justify"/>
      <style:text-properties style:font-name="Times New Roman" style:font-name-complex="Times New Roman"/>
    </style:style>
    <style:style style:name="P117" style:parent-style-name="Default" style:family="paragraph">
      <style:paragraph-properties fo:text-align="justify"/>
      <style:text-properties style:font-name="Times New Roman" style:font-name-complex="Times New Roman"/>
    </style:style>
    <style:style style:name="P118" style:parent-style-name="Default" style:family="paragraph">
      <style:paragraph-properties fo:text-align="justify"/>
    </style:style>
    <style:style style:name="T119" style:parent-style-name="Fonteparág.padrão" style:family="text">
      <style:text-properties style:font-name="Times New Roman" style:font-name-complex="Times New Roman"/>
    </style:style>
    <style:style style:name="T120" style:parent-style-name="Fonteparág.padrão" style:family="text">
      <style:text-properties style:font-name="Times New Roman" style:font-name-complex="Times New Roman"/>
    </style:style>
    <style:style style:name="T121" style:parent-style-name="Fonteparág.padrão" style:family="text">
      <style:text-properties style:font-name="Times New Roman" style:font-name-complex="Times New Roman" fo:color="#1D2021"/>
    </style:style>
    <style:style style:name="T122" style:parent-style-name="Fonteparág.padrão" style:family="text">
      <style:text-properties style:font-name="Times New Roman" style:font-name-complex="Times New Roman" fo:color="#1D2021"/>
    </style:style>
    <style:style style:name="T123" style:parent-style-name="Fonteparág.padrão" style:family="text">
      <style:text-properties style:font-name="Times New Roman" style:font-name-complex="Times New Roman"/>
    </style:style>
    <style:style style:name="T124" style:parent-style-name="Fonteparág.padrão" style:family="text">
      <style:text-properties style:font-name="Times New Roman" style:font-name-complex="Times New Roman"/>
    </style:style>
    <style:style style:name="T125" style:parent-style-name="Fonteparág.padrão" style:family="text">
      <style:text-properties style:font-name="sans-serif" style:font-name-complex="Times New Roman" fo:color="#252525" fo:font-size="10.5pt" style:font-size-asian="10.5pt"/>
    </style:style>
    <style:style style:name="T126" style:parent-style-name="Fonteparág.padrão" style:family="text">
      <style:text-properties style:font-name="Times New Roman" style:font-name-complex="Times New Roman" fo:color="#252525"/>
    </style:style>
    <style:style style:name="T127" style:parent-style-name="Fonteparág.padrão" style:family="text">
      <style:text-properties style:font-name="Times New Roman" style:font-name-complex="Times New Roman" fo:color="#252525"/>
    </style:style>
    <style:style style:name="P128" style:parent-style-name="Default" style:family="paragraph">
      <style:paragraph-properties fo:text-align="justify"/>
      <style:text-properties style:font-name="Times New Roman" style:font-name-complex="Times New Roman" fo:color="#252525"/>
    </style:style>
    <style:style style:name="P129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0" style:parent-style-name="Default" style:family="paragraph">
      <style:paragraph-properties fo:text-align="justify"/>
      <style:text-properties style:font-name="Times New Roman" style:font-name-complex="Times New Roman"/>
    </style:style>
    <style:style style:name="P131" style:parent-style-name="Default" style:family="paragraph">
      <style:paragraph-properties fo:text-align="justify"/>
      <style:text-properties style:font-name="Times New Roman" style:font-name-complex="Times New Roman"/>
    </style:style>
    <style:style style:name="P132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133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35" style:parent-style-name="Default" style:family="paragraph">
      <style:paragraph-properties fo:text-align="justify"/>
      <style:text-properties style:font-name="Times New Roman" style:font-name-complex="Times New Roman"/>
    </style:style>
    <style:style style:name="P136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137" style:parent-style-name="Default" style:family="paragraph">
      <style:paragraph-properties fo:text-align="justify"/>
      <style:text-properties style:font-name="Times New Roman" style:font-name-complex="Times New Roman"/>
    </style:style>
    <style:style style:name="P138" style:parent-style-name="Título1" style:family="paragraph"/>
    <style:style style:name="P139" style:parent-style-name="Default" style:family="paragraph">
      <style:paragraph-properties fo:text-align="justify"/>
      <style:text-properties style:font-name="Times New Roman" style:font-name-complex="Times New Roman"/>
    </style:style>
    <style:style style:name="P140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141" style:parent-style-name="Título1" style:family="paragraph"/>
    <style:style style:name="P142" style:parent-style-name="Default" style:family="paragraph">
      <style:paragraph-properties fo:text-align="justify"/>
      <style:text-properties style:font-name="Times New Roman" style:font-name-complex="Times New Roman"/>
    </style:style>
    <style:style style:name="P143" style:parent-style-name="Default" style:family="paragraph">
      <style:paragraph-properties fo:text-align="justify"/>
      <style:text-properties style:font-name="Times New Roman" style:font-name-complex="Times New Roman"/>
    </style:style>
    <style:style style:name="P144" style:parent-style-name="Título1" style:family="paragraph"/>
    <style:style style:name="P145" style:parent-style-name="Default" style:family="paragraph">
      <style:paragraph-properties fo:text-align="justify"/>
      <style:text-properties style:font-name="Times New Roman" style:font-name-complex="Times New Roman"/>
    </style:style>
    <style:style style:name="P146" style:parent-style-name="Default" style:family="paragraph">
      <style:paragraph-properties fo:text-align="justify"/>
      <style:text-properties style:font-name="Times New Roman" style:font-name-complex="Times New Roman"/>
    </style:style>
    <style:style style:name="P147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148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149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150" style:parent-style-name="Título1" style:family="paragraph"/>
    <style:style style:name="P151" style:parent-style-name="Default" style:family="paragraph">
      <style:paragraph-properties fo:text-align="justify"/>
      <style:text-properties style:font-name="Times New Roman" style:font-name-complex="Times New Roman"/>
    </style:style>
    <style:style style:name="P152" style:parent-style-name="Default" style:family="paragraph">
      <style:paragraph-properties fo:text-align="justify"/>
      <style:text-properties style:font-name="Times New Roman" style:font-name-complex="Times New Roman"/>
    </style:style>
    <style:style style:name="P153" style:parent-style-name="Título1" style:family="paragraph"/>
    <style:style style:name="P154" style:parent-style-name="Default" style:family="paragraph">
      <style:paragraph-properties fo:text-align="justify"/>
      <style:text-properties style:font-name="Times New Roman" style:font-name-complex="Times New Roman"/>
    </style:style>
    <style:style style:name="P155" style:parent-style-name="Default" style:family="paragraph">
      <style:paragraph-properties fo:text-align="justify"/>
      <style:text-properties style:font-name="Times New Roman" style:font-name-complex="Times New Roman"/>
    </style:style>
    <style:style style:name="P156" style:parent-style-name="Default" style:family="paragraph">
      <style:paragraph-properties fo:text-align="justify"/>
      <style:text-properties style:font-name="Times New Roman" style:font-name-complex="Times New Roman"/>
    </style:style>
    <style:style style:name="P157" style:parent-style-name="Default" style:family="paragraph">
      <style:paragraph-properties fo:text-align="justify"/>
      <style:text-properties style:font-name="Times New Roman" style:font-name-complex="Times New Roman"/>
    </style:style>
    <style:style style:name="P158" style:parent-style-name="Default" style:family="paragraph">
      <style:paragraph-properties fo:text-align="justify"/>
      <style:text-properties style:font-name="Times New Roman" style:font-name-complex="Times New Roman"/>
    </style:style>
    <style:style style:name="P159" style:parent-style-name="Default" style:family="paragraph">
      <style:paragraph-properties fo:text-align="justify"/>
      <style:text-properties style:font-name="Times New Roman" style:font-name-complex="Times New Roman"/>
    </style:style>
    <style:style style:name="P160" style:parent-style-name="Default" style:family="paragraph">
      <style:paragraph-properties fo:text-align="justify"/>
      <style:text-properties style:font-name="Times New Roman" style:font-name-complex="Times New Roman"/>
    </style:style>
    <style:style style:name="P161" style:parent-style-name="Default" style:family="paragraph">
      <style:paragraph-properties fo:text-align="justify"/>
      <style:text-properties style:font-name="Times New Roman" style:font-name-complex="Times New Roman"/>
    </style:style>
    <style:style style:name="P162" style:parent-style-name="Default" style:family="paragraph">
      <style:paragraph-properties fo:text-align="justify"/>
      <style:text-properties style:font-name="Times New Roman" style:font-name-complex="Times New Roman"/>
    </style:style>
    <style:style style:name="P163" style:parent-style-name="Default" style:family="paragraph">
      <style:paragraph-properties fo:text-align="justify"/>
      <style:text-properties style:font-name="Times New Roman" style:font-name-complex="Times New Roman"/>
    </style:style>
    <style:style style:name="P164" style:parent-style-name="Default" style:family="paragraph">
      <style:paragraph-properties fo:text-align="justify"/>
      <style:text-properties style:font-name="Times New Roman" style:font-name-complex="Times New Roman"/>
    </style:style>
    <style:style style:name="P165" style:parent-style-name="ParágrafodaLista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66" style:parent-style-name="ParágrafodaLista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167" style:parent-style-name="ParágrafodaLista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68" style:parent-style-name="ParágrafodaLista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69" style:parent-style-name="ParágrafodaLista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170" style:parent-style-name="ParágrafodaLista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71" style:parent-style-name="ParágrafodaLista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72" style:parent-style-name="ParágrafodaLista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173" style:parent-style-name="ParágrafodaLista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74" style:parent-style-name="ParágrafodaLista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75" style:parent-style-name="ParágrafodaLista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176" style:parent-style-name="ParágrafodaLista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77" style:parent-style-name="ParágrafodaLista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78" style:parent-style-name="ParágrafodaLista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179" style:parent-style-name="ParágrafodaLista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18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81" style:parent-style-name="Título1" style:family="paragraph"/>
    <style:style style:name="P182" style:parent-style-name="Default" style:family="paragraph">
      <style:paragraph-properties fo:text-align="justify"/>
    </style:style>
    <style:style style:name="T183" style:parent-style-name="Fonteparág.padrão" style:family="text">
      <style:text-properties style:font-name="Times New Roman" style:font-name-complex="Times New Roman"/>
    </style:style>
    <style:style style:name="T184" style:parent-style-name="Fonteparág.padrão" style:family="text">
      <style:text-properties style:font-name="Times New Roman" style:font-name-complex="Times New Roman"/>
    </style:style>
    <style:style style:name="T185" style:parent-style-name="Fonteparág.padrão" style:family="text">
      <style:text-properties style:font-name="Times New Roman" style:font-name-complex="Times New Roman"/>
    </style:style>
    <style:style style:name="T186" style:parent-style-name="Fonteparág.padrão" style:family="text">
      <style:text-properties style:font-name="Times New Roman" style:font-name-complex="Times New Roman"/>
    </style:style>
    <style:style style:name="T187" style:parent-style-name="Fonteparág.padrão" style:family="text">
      <style:text-properties style:font-name="Times New Roman" style:font-name-complex="Times New Roman"/>
    </style:style>
    <style:style style:name="T188" style:parent-style-name="Fonteparág.padrão" style:family="text">
      <style:text-properties style:font-name="Times New Roman" style:font-name-complex="Times New Roman"/>
    </style:style>
    <style:style style:name="T189" style:parent-style-name="Fonteparág.padrão" style:family="text">
      <style:text-properties style:font-name="Times New Roman" style:font-name-complex="Times New Roman"/>
    </style:style>
    <style:style style:name="T190" style:parent-style-name="Fonteparág.padrão" style:family="text">
      <style:text-properties style:font-name="Times New Roman" style:font-name-complex="Times New Roman"/>
    </style:style>
    <style:style style:name="T191" style:parent-style-name="Fonteparág.padrão" style:family="text">
      <style:text-properties style:font-name="Times New Roman" style:font-name-complex="Times New Roman"/>
    </style:style>
    <style:style style:name="T192" style:parent-style-name="Fonteparág.padrão" style:family="text">
      <style:text-properties style:font-name="Times New Roman" style:font-name-complex="Times New Roman"/>
    </style:style>
    <style:style style:name="T193" style:parent-style-name="Fonteparág.padrão" style:family="text">
      <style:text-properties style:font-name="Times New Roman" style:font-name-complex="Times New Roman"/>
    </style:style>
    <style:style style:name="T194" style:parent-style-name="Fonteparág.padrão" style:family="text">
      <style:text-properties style:font-name="Times New Roman" style:font-name-complex="Times New Roman"/>
    </style:style>
    <style:style style:name="T195" style:parent-style-name="Fonteparág.padrão" style:family="text">
      <style:text-properties style:font-name="Times New Roman" style:font-name-complex="Times New Roman"/>
    </style:style>
    <style:style style:name="T196" style:parent-style-name="Fonteparág.padrão" style:family="text">
      <style:text-properties style:font-name="Times New Roman" style:font-name-complex="Times New Roman"/>
    </style:style>
    <style:style style:name="T197" style:parent-style-name="Fonteparág.padrão" style:family="text">
      <style:text-properties style:font-name="Times New Roman" style:font-name-complex="Times New Roman"/>
    </style:style>
    <style:style style:name="P198" style:parent-style-name="Default" style:family="paragraph">
      <style:paragraph-properties fo:text-align="justify"/>
      <style:text-properties style:font-name="Times New Roman" style:font-name-complex="Times New Roman"/>
    </style:style>
    <style:style style:name="P199" style:parent-style-name="Título1" style:family="paragraph"/>
    <style:style style:name="P200" style:parent-style-name="Default" style:family="paragraph">
      <style:paragraph-properties fo:text-align="justify"/>
      <style:text-properties style:font-name="Times New Roman" style:font-name-complex="Times New Roman"/>
    </style:style>
    <style:style style:name="P20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/>
    </style:style>
    <style:style style:name="T202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ableColumn205" style:family="table-column">
      <style:table-column-properties style:column-width="1.059in" style:use-optimal-column-width="false"/>
    </style:style>
    <style:style style:name="TableColumn206" style:family="table-column">
      <style:table-column-properties style:column-width="2.2631in" style:use-optimal-column-width="false"/>
    </style:style>
    <style:style style:name="TableColumn207" style:family="table-column">
      <style:table-column-properties style:column-width="2.659in" style:use-optimal-column-width="false"/>
    </style:style>
    <style:style style:name="Table204" style:family="table">
      <style:table-properties style:width="5.9812in" fo:margin-left="-0.075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211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213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A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8" style:family="table-cell">
      <style:table-cell-properties fo:border="0.0069in solid #00000A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5" style:family="table-cell">
      <style:table-cell-properties fo:border="0.0069in solid #00000A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A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A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9" style:family="table-cell">
      <style:table-cell-properties fo:border="0.0069in solid #00000A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1" style:family="table-cell">
      <style:table-cell-properties fo:border="0.0069in solid #00000A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6" style:family="table-cell">
      <style:table-cell-properties fo:border="0.0069in solid #00000A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8" style:family="table-cell">
      <style:table-cell-properties fo:border="0.0069in solid #00000A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A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3" style:family="table-cell">
      <style:table-cell-properties fo:border="0.0069in solid #00000A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5" style:family="table-cell">
      <style:table-cell-properties fo:border="0.0069in solid #00000A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57" style:parent-style-name="Default" style:family="paragraph">
      <style:paragraph-properties fo:text-align="justify"/>
      <style:text-properties style:font-name="Times New Roman" style:font-name-complex="Times New Roman"/>
    </style:style>
    <style:style style:name="P258" style:parent-style-name="Default" style:family="paragraph">
      <style:paragraph-properties fo:text-align="justify"/>
      <style:text-properties style:font-name="Times New Roman" style:font-name-complex="Times New Roman"/>
    </style:style>
    <style:style style:name="P259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0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1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2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3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4" style:parent-style-name="Título1" style:family="paragraph"/>
    <style:style style:name="P265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6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7" style:parent-style-name="Título1" style:family="paragraph"/>
    <style:style style:name="P268" style:parent-style-name="Default" style:family="paragraph">
      <style:paragraph-properties fo:text-align="justify"/>
      <style:text-properties style:font-name="Times New Roman" style:font-name-complex="Times New Roman"/>
    </style:style>
    <style:style style:name="P269" style:parent-style-name="Default" style:family="paragraph">
      <style:paragraph-properties fo:text-align="justify"/>
      <style:text-properties style:font-name="Times New Roman" style:font-name-complex="Times New Roman"/>
    </style:style>
    <style:style style:name="P270" style:parent-style-name="Default" style:family="paragraph">
      <style:paragraph-properties fo:text-align="justify"/>
      <style:text-properties style:font-name="Times New Roman" style:font-name-complex="Times New Roman"/>
    </style:style>
    <style:style style:name="P271" style:parent-style-name="Default" style:family="paragraph">
      <style:paragraph-properties fo:text-align="justify"/>
      <style:text-properties style:font-name="Times New Roman" style:font-name-complex="Times New Roman"/>
    </style:style>
    <style:style style:name="T272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273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274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ableColumn276" style:family="table-column">
      <style:table-column-properties style:column-width="1.0069in" style:use-optimal-column-width="false"/>
    </style:style>
    <style:style style:name="TableColumn277" style:family="table-column">
      <style:table-column-properties style:column-width="0.7291in" style:use-optimal-column-width="false"/>
    </style:style>
    <style:style style:name="TableColumn278" style:family="table-column">
      <style:table-column-properties style:column-width="0.7062in" style:use-optimal-column-width="false"/>
    </style:style>
    <style:style style:name="TableColumn279" style:family="table-column">
      <style:table-column-properties style:column-width="0.7173in" style:use-optimal-column-width="false"/>
    </style:style>
    <style:style style:name="TableColumn280" style:family="table-column">
      <style:table-column-properties style:column-width="0.6826in" style:use-optimal-column-width="false"/>
    </style:style>
    <style:style style:name="TableColumn281" style:family="table-column">
      <style:table-column-properties style:column-width="0.6833in" style:use-optimal-column-width="false"/>
    </style:style>
    <style:style style:name="TableColumn282" style:family="table-column">
      <style:table-column-properties style:column-width="0.6826in" style:use-optimal-column-width="false"/>
    </style:style>
    <style:style style:name="TableColumn283" style:family="table-column">
      <style:table-column-properties style:column-width="0.6972in" style:use-optimal-column-width="false"/>
    </style:style>
    <style:style style:name="Table275" style:family="table">
      <style:table-properties style:width="5.9055in" fo:margin-left="0in" table:align="lef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86" style:parent-style-name="Standard" style:family="paragraph">
      <style:paragraph-properties fo:text-align="center" fo:margin-bottom="0in" fo:line-height="100%" fo:margin-right="0.1173in"/>
      <style:text-properties style:font-name="Times New Roman" style:font-name-complex="Times New Roman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Default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290" style:parent-style-name="Default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Default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0pt" style:font-size-asian="10pt" style:font-size-complex="10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P30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P30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08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0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4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6" style:family="table-cell">
      <style:table-cell-properties fo:border-top="none" fo:border-left="0.0034in solid #000000" fo:border-bottom="0.0034in solid #000000" fo:border-right="0.0034in solid #000000" fo:background-color="#DDDDDD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size="9pt" style:font-size-asian="9pt" style:font-size-complex="9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7" style:parent-style-name="Fonteparág.padrão" style:family="text">
      <style:text-properties fo:font-size="9pt" style:font-size-asian="9pt" style:font-size-complex="9pt"/>
    </style:style>
    <style:style style:name="T33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5" style:parent-style-name="Fonteparág.padrão" style:family="text">
      <style:text-properties fo:font-size="9pt" style:font-size-asian="9pt" style:font-size-complex="9pt"/>
    </style:style>
    <style:style style:name="T3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3" style:parent-style-name="Fonteparág.padrão" style:family="text">
      <style:text-properties fo:font-size="9pt" style:font-size-asian="9pt" style:font-size-complex="9pt"/>
    </style:style>
    <style:style style:name="T37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1" style:parent-style-name="Fonteparág.padrão" style:family="text">
      <style:text-properties fo:font-size="9pt" style:font-size-asian="9pt" style:font-size-complex="9pt"/>
    </style:style>
    <style:style style:name="T39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9" style:parent-style-name="Fonteparág.padrão" style:family="text">
      <style:text-properties fo:font-size="9pt" style:font-size-asian="9pt" style:font-size-complex="9pt"/>
    </style:style>
    <style:style style:name="T4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9" style:parent-style-name="Fonteparág.padrão" style:family="text">
      <style:text-properties fo:font-size="9pt" style:font-size-asian="9pt" style:font-size-complex="9pt"/>
    </style:style>
    <style:style style:name="T43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P445" style:parent-style-name="Legenda" style:family="paragraph">
      <style:text-properties style:font-name="Times New Roman" style:font-name-complex="Times New Roman"/>
    </style:style>
    <style:style style:name="P446" style:parent-style-name="Default" style:family="paragraph">
      <style:paragraph-properties fo:text-align="justify"/>
      <style:text-properties style:font-name="Times New Roman" style:font-name-complex="Times New Roman"/>
    </style:style>
    <style:style style:name="P447" style:parent-style-name="Default" style:family="paragraph">
      <style:paragraph-properties fo:text-align="justify"/>
      <style:text-properties style:font-name="Times New Roman" style:font-name-complex="Times New Roman"/>
    </style:style>
    <style:style style:name="T448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449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450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451" style:parent-style-name="Fonteparág.padrão" style:family="text">
      <style:text-properties style:font-name="Times New Roman" style:font-name-complex="Times New Roman" fo:color="#00000A" fo:font-size="10pt" style:font-size-asian="10pt" style:font-size-complex="10pt"/>
    </style:style>
    <style:style style:name="TableColumn453" style:family="table-column">
      <style:table-column-properties style:column-width="1.3541in" style:use-optimal-column-width="false"/>
    </style:style>
    <style:style style:name="TableColumn454" style:family="table-column">
      <style:table-column-properties style:column-width="1.9069in" style:use-optimal-column-width="false"/>
    </style:style>
    <style:style style:name="TableColumn455" style:family="table-column">
      <style:table-column-properties style:column-width="0.652in" style:use-optimal-column-width="false"/>
    </style:style>
    <style:style style:name="TableColumn456" style:family="table-column">
      <style:table-column-properties style:column-width="0.8854in" style:use-optimal-column-width="false"/>
    </style:style>
    <style:style style:name="TableColumn457" style:family="table-column">
      <style:table-column-properties style:column-width="0.6729in" style:use-optimal-column-width="false"/>
    </style:style>
    <style:style style:name="TableColumn458" style:family="table-column">
      <style:table-column-properties style:column-width="0.7069in" style:use-optimal-column-width="false"/>
    </style:style>
    <style:style style:name="Table452" style:family="table">
      <style:table-properties style:width="6.1784in" fo:margin-left="-0.075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46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462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466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46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468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46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470" style:family="table-cell">
      <style:table-cell-properties fo:border="0.0069in solid #00000A" fo:background-color="#D9D9D9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A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75" style:family="table-cell">
      <style:table-cell-properties fo:border="0.0069in solid #00000A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77" style:family="table-cell">
      <style:table-cell-properties fo:border="0.0069in solid #00000A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79" style:family="table-cell">
      <style:table-cell-properties fo:border="0.0069in solid #00000A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81" style:family="table-cell">
      <style:table-cell-properties fo:border="0.0069in solid #00000A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end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83" style:family="table-cell">
      <style:table-cell-properties fo:border="0.0069in solid #00000A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end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00000A" fo:border-left="none" fo:border-bottom="none" fo:border-right="0.0069in solid #00000A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88" style:family="table-cell">
      <style:table-cell-properties fo:border="0.0069in solid #00000A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end"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490" style:family="table-cell">
      <style:table-cell-properties fo:border="0.0069in solid #00000A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end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492" style:parent-style-name="Default" style:family="paragraph">
      <style:paragraph-properties fo:text-align="justify"/>
      <style:text-properties style:font-name="Times New Roman" style:font-name-complex="Times New Roman"/>
    </style:style>
    <style:style style:name="P493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94" style:parent-style-name="Default" style:family="paragraph">
      <style:paragraph-properties fo:text-align="justify"/>
      <style:text-properties style:font-name="Times New Roman" style:font-name-complex="Times New Roman"/>
    </style:style>
    <style:style style:name="P495" style:parent-style-name="Default" style:family="paragraph">
      <style:paragraph-properties fo:text-align="justify" fo:text-indent="0.3937in"/>
      <style:text-properties style:font-name="Times New Roman" style:font-name-complex="Times New Roman"/>
    </style:style>
    <style:style style:name="P49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97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498" style:parent-style-name="ParágrafodaLista" style:family="paragraph">
      <style:paragraph-properties fo:text-align="justify"/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P49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00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01" style:parent-style-name="Standard" style:master-page-name="MP1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0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504" style:family="table-column">
      <style:table-column-properties style:column-width="1.2194in" style:use-optimal-column-width="false"/>
    </style:style>
    <style:style style:name="TableColumn505" style:family="table-column">
      <style:table-column-properties style:column-width="1.6965in" style:use-optimal-column-width="false"/>
    </style:style>
    <style:style style:name="TableColumn506" style:family="table-column">
      <style:table-column-properties style:column-width="0.9722in" style:use-optimal-column-width="false"/>
    </style:style>
    <style:style style:name="TableColumn507" style:family="table-column">
      <style:table-column-properties style:column-width="0.9722in" style:use-optimal-column-width="false"/>
    </style:style>
    <style:style style:name="TableColumn508" style:family="table-column">
      <style:table-column-properties style:column-width="0.9729in" style:use-optimal-column-width="false"/>
    </style:style>
    <style:style style:name="TableColumn509" style:family="table-column">
      <style:table-column-properties style:column-width="0.9722in" style:use-optimal-column-width="false"/>
    </style:style>
    <style:style style:name="TableColumn510" style:family="table-column">
      <style:table-column-properties style:column-width="0.9722in" style:use-optimal-column-width="false"/>
    </style:style>
    <style:style style:name="TableColumn511" style:family="table-column">
      <style:table-column-properties style:column-width="0.9722in" style:use-optimal-column-width="false"/>
    </style:style>
    <style:style style:name="TableColumn512" style:family="table-column">
      <style:table-column-properties style:column-width="0.9736in" style:use-optimal-column-width="false"/>
    </style:style>
    <style:style style:name="Table503" style:family="table">
      <style:table-properties style:width="9.7236in" fo:margin-left="0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P52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ell6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5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59" style:parent-style-name="Standard" style:master-page-name="MP2" style:family="paragraph">
      <style:paragraph-properties fo:break-before="page" fo:text-align="justify"/>
    </style:style>
  </office:automatic-styles>
  <office:body>
    <office:text text:use-soft-page-breaks="true">
      <text:p text:style-name="P1">CÂMPUS DE PALMAS – CUP</text:p>
      <text:p text:style-name="P2">CURSO DE CIÊNCIA DA COMPUTAÇÃO – CCOMP</text:p>
      <text:p text:style-name="P3">UNIVERSIDADE FEDERAL DO TOCANTINS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NoSQL DATA BASE WEEK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20, 21, 22, 23, 24 e 25 de junho de<text:s/>2016.</text:p>
      <text:p text:style-name="P32">Palmas, Tocantins, Brasil.</text:p>
      <text:soft-page-break/>
      <text:h text:style-name="Título1" text:outline-level="1"><text:s/>IDENTIFICAÇÃO</text:h>
      <text:p text:style-name="P33">NoSQL Data Base Week.</text:p>
      <text:p text:style-name="P34">Tema</text:p>
      <text:p text:style-name="P35">Novas soluções para o gerenciamento de dados.</text:p>
      <text:p text:style-name="P36"/>
      <text:p text:style-name="P37">Público-Alvo</text:p>
      <text:p text:style-name="P38">Estudantes da área de ciência da computação e afins.</text:p>
      <text:p text:style-name="P39"/>
      <text:p text:style-name="P40">Período</text:p>
      <text:p text:style-name="P41">13 a 25 de junho de 2016.</text:p>
      <text:p text:style-name="P42"/>
      <text:p text:style-name="P43">Realização</text:p>
      <text:list text:style-name="WWNum32">
        <text:list-item>
          <text:p text:style-name="P44">Universidade Federal<text:s/>do Tocantins – UFT</text:p>
        </text:list-item>
      </text:list>
      <text:p text:style-name="P45">Campus de Palmas</text:p>
      <text:p text:style-name="P46">Curso de Ciência da Computação</text:p>
      <text:p text:style-name="P47">Turma de Banco de Dados 2015/2</text:p>
      <text:p text:style-name="P48"/>
      <text:p text:style-name="P49">Organização</text:p>
      <text:p text:style-name="P50">A organização do evento está sendo realizada pelos acadêmicos da disciplina de Banco de Dados do Curso de Ciência da Computação da Universidade<text:s/>Federal do Tocantins Campus de Palmas da turma 2015/2, com o apoio do professor Ary Henrique Morais de Oliveira.</text:p>
      <text:p text:style-name="P51"/>
      <text:p text:style-name="P52">Docentes</text:p>
      <text:list text:style-name="WWNum32" text:continue-numbering="true">
        <text:list-item>
          <text:p text:style-name="P53">Ary Henrique Morais de Oliveira (UFT)</text:p>
        </text:list-item>
      </text:list>
      <text:p text:style-name="P54"/>
      <text:p text:style-name="P55">Discentes</text:p>
      <text:list text:style-name="WWNum32" text:continue-numbering="true">
        <text:list-item>
          <text:p text:style-name="P56"><text:span text:style-name="T57">Helder Cruz Bezerra, e-mail:<text:s/></text:span><text:a xlink:href="mailto:leonardorezendeuft@gmail.com" office:target-frame-name="_top" xlink:show="replace"><text:span text:style-name="T58">h</text:span><text:span text:style-name="T59">dr.cruz@gmail.com</text:span></text:a></text:p>
        </text:list-item>
        <text:list-item>
          <text:p text:style-name="P60"><text:span text:style-name="T61">Lorraine Patiele Pereira Bispo, e-mail:<text:s/></text:span><text:a xlink:href="mailto:caiomoraes91@gmail.com" office:target-frame-name="_top" xlink:show="replace"><text:span text:style-name="T62">lo.patiele@gmail.com</text:span></text:a></text:p>
        </text:list-item>
        <text:list-item>
          <text:p text:style-name="P63"><text:span text:style-name="T64">Paulo Sérgio Atavila Júnior, e-mail:<text:s/></text:span><text:a xlink:href="mailto:pauloatavila@uft.edu.br" office:target-frame-name="_top" xlink:show="replace"><text:span text:style-name="T65">pauloatavila@uft.edu.br</text:span></text:a></text:p>
        </text:list-item>
        <text:list-item>
          <text:p text:style-name="P66"><text:span text:style-name="T67">Felipe Reis Macedo Barbosa, e-mail:<text:s/></text:span><text:a xlink:href="mailto:felipe_rdmd@hotmail.com" office:target-frame-name="_top" xlink:show="replace"><text:span text:style-name="T68">felipe_rdmd@hotmail.com</text:span></text:a></text:p>
        </text:list-item>
        <text:list-item>
          <text:p text:style-name="P69"><text:span text:style-name="T70">Kleyson Morais de Sousa, e-mail:<text:s/></text:span><text:a xlink:href="mailto:kleysonb@hotmail.com" office:target-frame-name="_top" xlink:show="replace"><text:span text:style-name="T71">kleysonb@hotmail.com</text:span></text:a></text:p>
        </text:list-item>
        <text:list-item>
          <text:p text:style-name="P72"><text:span text:style-name="T73">Nata Wereclys Bandeira Lima, e-mail:<text:s/></text:span><text:a xlink:href="mailto:iago775@hotmail.com" office:target-frame-name="_top" xlink:show="replace"><text:span text:style-name="T74">natabandeira@outlook.com</text:span></text:a></text:p>
        </text:list-item>
      </text:list>
      <text:p text:style-name="P75"/>
      <text:p text:style-name="P76">Tópicos de Interesse</text:p>
      <text:p text:style-name="P77">Os tópicos que serão abordados no evento são:</text:p>
      <text:list text:style-name="WWNum32" text:continue-numbering="true">
        <text:list-item>
          <text:p text:style-name="P78">Cassandra - Por que<text:s/>o Facebook criou e todos começaram a usar?;</text:p>
        </text:list-item>
        <text:list-item>
          <text:p text:style-name="P79">XML - Aplicação de um modelo de dados Hierárquico;</text:p>
        </text:list-item>
        <text:list-item>
          <text:p text:style-name="P80">Neo4J - O Banco de dados de grafos;</text:p>
        </text:list-item>
        <text:list-item>
          <text:p text:style-name="P81">Big Table - Uma solução do Google para grande volume de dados;</text:p>
        </text:list-item>
        <text:list-item>
          <text:p text:style-name="P82">SciBD - Um Banco de Dados voltado à comunidade<text:s/>científica;</text:p>
        </text:list-item>
        <text:list-item>
          <text:p text:style-name="P83">Map Reduce – Lidando com big data.</text:p>
        </text:list-item>
      </text:list>
      <text:p text:style-name="P84"/>
      <text:p text:style-name="P85">Contato</text:p>
      <text:list text:style-name="WWNum32" text:continue-numbering="true">
        <text:list-item>
          <text:p text:style-name="P86">Lorraine Patiele Pereira Bispo, fone (63) 98444-1504, e-mail: lo.patiele@gmail.com</text:p>
        </text:list-item>
        <text:list-item>
          <text:p text:style-name="P87">Kleyson Morais de Sousa, fone (63) 99981-5210, e-mail: kleysonb@hotmail.com</text:p>
        </text:list-item>
        <text:list-item>
          <text:p text:style-name="P88">Helder Cruz Bezerra, fone (63) 99989-2552, e-mail: hdr.cruz@gmail.com</text:p>
        </text:list-item>
        <text:list-item>
          <text:p text:style-name="P89">Home page:</text:p>
        </text:list-item>
      </text:list>
      <text:p text:style-name="P90"/>
      <text:p text:style-name="P91">Datas Importantes</text:p>
      <text:p text:style-name="P92"><text:span text:style-name="T93">A Tabela 1 apresenta as principais atividades para o público participante de evento</text:span><text:span text:style-name="T94">.</text:span></text:p>
      <text:p text:style-name="P95"><text:span text:style-name="T96">Tabela 1</text:span><text:span text:style-name="T97">. Atividades e datas.</text:span></text:p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Atividade</text:p>
          </table:table-cell>
          <table:table-cell table:style-name="TableCell104">
            <text:p text:style-name="P105">Período</text:p>
          </table:table-cell>
        </table:table-row>
        <table:table-row table:style-name="TableRow106">
          <table:table-cell table:style-name="TableCell107">
            <text:p text:style-name="P108">Inscrições</text:p>
          </table:table-cell>
          <table:table-cell table:style-name="TableCell109">
            <text:p text:style-name="P110">13/06/2016 – 17/06/2016</text:p>
          </table:table-cell>
        </table:table-row>
        <table:table-row table:style-name="TableRow111">
          <table:table-cell table:style-name="TableCell112">
            <text:p text:style-name="P113">Realização do Evento</text:p>
          </table:table-cell>
          <table:table-cell table:style-name="TableCell114">
            <text:p text:style-name="P115">20/06/2016 –<text:s/>25/06/2016</text:p>
          </table:table-cell>
        </table:table-row>
      </table:table>
      <text:p text:style-name="Standard"/>
      <text:h text:style-name="Título1" text:outline-level="1">INTRODUÇÃO</text:h>
      <text:p text:style-name="P116">O avanço das ciências e do conhecimento humano tem gerado uma<text:s/>quantidade cada<text:s/>vez maior de dados e informações; por sua vez a popularização da computação possibilita o acesso a esses dados e a proliferação do conhecimento. A<text:s/>área<text:s/>de Banco de Dados é<text:s/>responsável<text:s/>então por guardar, gerenciar e distribuir esses dados e<text:s/>informações. A correta manipulação de dados tornou-se então fundamental nos dias atuais e a busca por profissionais competentes<text:s/>também<text:s/>aumenta.</text:p>
      <text:p text:style-name="P117"/>
      <text:p text:style-name="P118"><text:span text:style-name="T119"><text:tab/>O banco de dados ou ta</text:span><text:span text:style-name="T120">mbém as bases de dados são grupos de informações armazenados em um modelo que permite a organização dos dados.<text:s/></text:span><text:span text:style-name="T121">Por décadas, os bancos<text:s/></text:span><text:soft-page-break/><text:span text:style-name="T122">de dados relacionais têm sido a escolha padrão para persistência de dados.</text:span><text:span text:style-name="T123"><text:s/>Nele os dados são modelados de forma que esses<text:s/></text:span><text:span text:style-name="T124">dados sejam percebidos pelo usuário como tabelas ou mais formalmente relações.</text:span><text:span text:style-name="T125"><text:s/></text:span><text:span text:style-name="T126">Com o aumento da quantidade e do fluxo de informações e a certeza de que sempre haverá mais dados para armazenar, o tradicional modelo relacional começa a sofrer limitações de e</text:span><text:span text:style-name="T127">scalabilidade.</text:span></text:p>
      <text:p text:style-name="P128"/>
      <text:p text:style-name="P129"><text:tab/>Neste cenário surge uma nova geração de banco de dados, não-relacional, como uma maneira de lidar com o crescente volume de dados. O NoSQL (Not only SQL) atende aos requisitos do ambiente de computação distribuída em larga escala, o que permite escalabilidade, alta disponibilidade, alto desempenho e confiabilidade. A NoSQL Data Base Week pretende apresentar e debater alguns desses novos Bancos de Dados.</text:p>
      <text:p text:style-name="P130"/>
      <text:h text:style-name="Título1" text:outline-level="1">JUSTIFICATIVA</text:h>
      <text:p text:style-name="P131">Criado em 1988, o estado do Tocantins é o estado mais novo da nação,<text:s/>sendo atrativo para migrantes e propício à novos investimentos devido às suas possibilidades e oportunidades. A UFT é a maior universidade do estado, e por<text:s/>consequência<text:s/>a que mais oferece mão de obra qualificada ao mercado de trabalho local. Cabe a ela gerar profissionais competentes e completos para diversas áreas do estado.</text:p>
      <text:p text:style-name="P132"/>
      <text:p text:style-name="P133">Considerando o contínuo e dinâmico progresso em comunicação, tecnologia e computação, é um desafio constante manter os profissionais atualizados, sendo fundamental a promoção de<text:s/>eventos que façam tal papel. Nesse contexto, a NoSQL Data Base Week é uma oportunidade para<text:s/>disseminação<text:s/>e difusão do conhecimento entre acadêmicos.</text:p>
      <text:p text:style-name="P134"/>
      <text:h text:style-name="Título1" text:outline-level="1">CONTEXTO DO PROJETO</text:h>
      <text:p text:style-name="P135">A Universidade Federal do Tocantins (UFT) é responsável por gerar e disseminar conhecimento, fomentando o desenvolvimento tecnológico do estado do Tocantins. Logo, cabe à UFT propiciar o desenvolvimento de soluções e sistemas de informação que não somente atendam as demandas públicas do estado como também as demandas privadas, e à medida do<text:s/>possível, fomente a transferência de tecnologia do meio acadêmico para a comunidade tocantinense. Diante disso, o desenvolvimento de projetos de extensão são de extrema importância.</text:p>
      <text:p text:style-name="P136">Considerando o contínuo e dinâmico progresso em comunicação, tecnologia e<text:s/>computação, é um desafio constante manter os profissionais atualizados, sendo fundamental a promoção de eventos que tratem do desenvolvimento de soluções tecnológicas atuais e de inovação, promovendo a qualificação profissional e, consequentemente, o avanço tecnológico de nossa região. Nesse contexto, a NoSQL Data Base Week vem trazer um diferencial<text:s/>ao currículo<text:s/>dos estudantes.</text:p>
      <text:p text:style-name="P137"/>
      <text:list text:style-name="WWNum19">
        <text:list-item text:start-value="1">
          <text:p text:style-name="P138">Histórico da Instituição</text:p>
        </text:list-item>
      </text:list>
      <text:p text:style-name="P139">A Fundação Universidade Federal do Tocantins (UFT), instituída pela Lei 10.032, de 23 de outubro de 2000, vinculada ao Ministério da Educação, é uma entidade pública destinada à promoção do ensino, pesquisa e extensão, dotada de autonomia didático-científica, administrativa e de gestão financeira e patrimonial, em consonância com a legislação vigente. A UFT possui uma estrutura com 7 (sete) campi universitários localizados em regiões estratégicas do Estado, que oferecem diferentes cursos focados na<text:s/><text:soft-page-break/>realidade local. Nesses campi, além da oferta de cursos de graduação e pós-graduação que permite à população local acessar a educação superior pública e gratuita, são desenvolvidos programas e eventos científico-culturais que permitem ao aluno uma formação integral. Levando-se em consideração a vocação de desenvolvimento do Tocantins, a UFT oferece oportunidades de formação nas áreas das Ciências Sociais Aplicadas, Humanas, Educação, Agrárias, Engenharias, Ciências Biológicas e da Saúde. E foco numa formação completa e de qualidade.</text:p>
      <text:p text:style-name="P140"/>
      <text:list text:style-name="WWNum19" text:continue-numbering="true">
        <text:list-item>
          <text:list>
            <text:list-item>
              <text:p text:style-name="P141">Abrangência do Projeto</text:p>
            </text:list-item>
          </text:list>
        </text:list-item>
      </text:list>
      <text:p text:style-name="P142">A NoSQL Data Base Week busca atingir estudantes dos Cursos<text:s/>Superiores de Ciência da Computação, Engenharia Elétrica, Sistemas de Informações e outros que tenham<text:s/>interesse<text:s/>em conhecer novas tecnologias de Banco de Dados. O público-alvo do evento é bastante expressivo tendo em vista que no estado do Tocantins existem<text:s/>04 Cursos superiores de Ciência da Computação, 06 de Sistemas de Informação, e outros 20 em áreas correlatas, segundo o Sistema e-Mec do Ministério da Educação. A No-SQL Data Base Week priorizará alunos da UFT tendo em vista um número restrito de inscrições devido possíveis restrições na estrutura do evento.</text:p>
      <text:p text:style-name="P143"/>
      <text:list text:style-name="WWNum19" text:continue-numbering="true">
        <text:list-item>
          <text:list>
            <text:list-item>
              <text:p text:style-name="P144">Participantes do Projeto</text:p>
            </text:list-item>
          </text:list>
        </text:list-item>
      </text:list>
      <text:p text:style-name="P145">A NoSQL Data Base Week busca atender principalmente os estudantes de graduação dos Cursos de Ciência da Computação, Engenharia Elétrica, Engenharia Civil, Sistemas de Informação e outros que tenham<text:s/>interesse<text:s/>em conhecer novas tecnologias de gerenciamento e<text:s/>processamento<text:s/>de dados.<text:s/>Está<text:s/>prevista a<text:s/>disponibilidade<text:s/>de até 120 inscrições priorizando os alunos da UFT.</text:p>
      <text:p text:style-name="P146"/>
      <text:h text:style-name="Título1" text:outline-level="1">OBJETIVOS DO PROJETO</text:h>
      <text:p text:style-name="P147">A NoSQL Data Base Week é um evento dividido em minicursos que pretende estimular alunos da Ciência da<text:s/>Computação<text:s/>e<text:s/>áreas<text:s/>afins a conhecer e trabalhar com tecnologias de Banco de Dados que não incluem somente o modelo de dados relacional,<text:s/>possibilitando<text:s/>a formação de profissionais mais completos e mais<text:s/>inteirados<text:s/>da realidade e diversidade do setor.</text:p>
      <text:p text:style-name="P148">O evento<text:s/>será<text:s/>realizado integralmente no Campus de Palmas, da Universidade Federal do Tocantins tendo em vista a adequada<text:s/>infraestrutura<text:s/>para realização dos minicursos.</text:p>
      <text:p text:style-name="P149"/>
      <text:list text:style-name="WWNum19" text:continue-numbering="true">
        <text:list-item>
          <text:list>
            <text:list-item>
              <text:p text:style-name="P150">Objetivo Geral do Projeto</text:p>
            </text:list-item>
          </text:list>
        </text:list-item>
      </text:list>
      <text:p text:style-name="P151">O objetivo geral da NoSQL Data Base Week é de incentivar os acadêmicos de áreas ligadas a tecnologia e a computação a conhecer e trabalhar com novas tecnologias de gerenciamento e processamento de dados. E também proporcionar uma melhor formação aos acadêmicos interessados, gerando profissionais cada vez completos que atendam necessidades do mercado de trabalho.</text:p>
      <text:p text:style-name="P152"/>
      <text:list text:style-name="WWNum19" text:continue-numbering="true">
        <text:list-item>
          <text:list>
            <text:list-item>
              <text:p text:style-name="P153">Objetivos Específicos</text:p>
            </text:list-item>
          </text:list>
        </text:list-item>
      </text:list>
      <text:p text:style-name="P154">Os objetivos específicos são apresentar e<text:s/>aprofundar<text:s/>o conhecimento dos<text:s/>acadêmicos<text:s/>nas seguintes tecnologias de Banco de Dados:</text:p>
      <text:list text:style-name="LFO46" text:continue-numbering="true">
        <text:list-item>
          <text:p text:style-name="P155">Cassandra;</text:p>
        </text:list-item>
        <text:list-item>
          <text:p text:style-name="P156"><text:s/>XML;</text:p>
        </text:list-item>
        <text:list-item>
          <text:p text:style-name="P157"><text:s/>Grafo;</text:p>
        </text:list-item>
        <text:list-item>
          <text:p text:style-name="P158"><text:s/>Big Table;</text:p>
        </text:list-item>
        <text:list-item>
          <text:p text:style-name="P159"><text:s/>SciBD;</text:p>
        </text:list-item>
        <text:list-item>
          <text:p text:style-name="P160"><text:s/>Map Reduce.</text:p>
        </text:list-item>
      </text:list>
      <text:p text:style-name="P161"/>
      <text:p text:style-name="P162">Mostrar aos<text:s/>acadêmicos<text:s/>as<text:s/>características<text:s/>principais, as peculiaridades, aplicações e manipulação de cada uma dessas tecnologias.</text:p>
      <text:p text:style-name="P163"/>
      <text:h text:style-name="Título1" text:outline-level="1">METODOLOGIA</text:h>
      <text:p text:style-name="P164">A execução do projeto consistirá basicamente das seguintes etapas:</text:p>
      <text:p text:style-name="P165"/>
      <text:list text:style-name="WWNum11">
        <text:list-item>
          <text:p text:style-name="P166"><text:s/>Planejamento detalhado e execução do projeto:</text:p>
        </text:list-item>
      </text:list>
      <text:p text:style-name="P167">A coordenação do evento manterá reuniões de trabalho para manter um controle sobre o andamento do projeto.</text:p>
      <text:p text:style-name="P168"/>
      <text:list text:style-name="WWNum11" text:continue-numbering="true">
        <text:list-item>
          <text:p text:style-name="P169">Elaboração de material e divulgação do evento:</text:p>
        </text:list-item>
      </text:list>
      <text:p text:style-name="P170">Esta etapa consiste da elaboração de<text:s/>material de divulgação do evento, como chamadas de participação, cartazes e folders, dentre outros elementos de divulgação. Também consta nesta etapa a estruturação do site do evento. <text:s/></text:p>
      <text:p text:style-name="P171"/>
      <text:list text:style-name="WWNum11" text:continue-numbering="true">
        <text:list-item>
          <text:p text:style-name="P172"><text:s/>Elaboração de material:</text:p>
        </text:list-item>
      </text:list>
      <text:p text:style-name="P173">Trata-se da elaboração do material de manuseio no evento, como livreto de programação, apostilas e material<text:s/>audiovisual<text:s/>necessárias<text:s/>aos<text:s/>minicursos.</text:p>
      <text:p text:style-name="P174"/>
      <text:list text:style-name="WWNum11" text:continue-numbering="true">
        <text:list-item>
          <text:p text:style-name="P175">Suporte logístico para realização do evento:</text:p>
        </text:list-item>
      </text:list>
      <text:p text:style-name="P176">Esta é uma etapa operacional que engloba a preparação da<text:s/>infraestrutura<text:s/>mínima<text:s/>exigida para a<text:s/>realização dos minicursos como preparação de<text:s/>laboratórios<text:s/>e computadores.</text:p>
      <text:p text:style-name="P177"/>
      <text:list text:style-name="WWNum11" text:continue-numbering="true">
        <text:list-item>
          <text:p text:style-name="P178">Realização do Evento:</text:p>
        </text:list-item>
      </text:list>
      <text:p text:style-name="P179">O evento será executado em etapa<text:s/>única<text:s/>realizada na forma de minicursos.<text:s/>Os participantes<text:s/>serão introduzidos a tecnologias de área de Banco de Dados NoSQL,<text:s/>irão aprender a forma como elas são usadas na pesquisa, desenvolvimento e inovação e ainda implementarão uma aplicação. São esperados os slides das aulas e também uma apostila impressa como material de apoio. Todo o material produzido será enviado para os<text:s/>e-mails dos inscritos e disponibilizado no site do evento.</text:p>
      <text:p text:style-name="P180"/>
      <text:list text:style-name="WWNum19" text:continue-numbering="true">
        <text:list-item>
          <text:list>
            <text:list-item>
              <text:p text:style-name="P181">Coordenação do Projeto</text:p>
            </text:list-item>
          </text:list>
        </text:list-item>
      </text:list>
      <text:p text:style-name="P182"><text:span text:style-name="T183">O Coordenador Geral do Projeto,<text:s/></text:span><text:span text:style-name="T184">acadêmico</text:span><text:span text:style-name="T185"><text:s/></text:span><text:span text:style-name="T186">Kleyson Morais de<text:s/></text:span><text:span text:style-name="T187">Sousa,</text:span><text:span text:style-name="T188"><text:s/>é discente do Curso de Ciência da Computação da Universidade Federal do Tocantins, Campus de Palmas, desd</text:span><text:span text:style-name="T189">e o ano de 2014.<text:s/></text:span><text:span text:style-name="T190">Estagiário</text:span><text:span text:style-name="T191"><text:s/>laboratorista na<text:s/></text:span><text:span text:style-name="T192">Universidade</text:span><text:span text:style-name="T193"><text:s/></text:span><text:span text:style-name="T194">Federal</text:span><text:span text:style-name="T195"><text:s/>do<text:s/></text:span><text:span text:style-name="T196">Tocantins</text:span><text:span text:style-name="T197"><text:s/>desde março de 2016. Frequenta congressos e simpósios da área de ciência da computação.</text:span></text:p>
      <text:p text:style-name="P198"/>
      <text:list text:style-name="WWNum29" text:continue-numbering="true">
        <text:list-item>
          <text:list>
            <text:list-item>
              <text:p text:style-name="P199">Composição da Equipe do Projeto</text:p>
            </text:list-item>
          </text:list>
        </text:list-item>
      </text:list>
      <text:p text:style-name="P200">O projeto será executado será realizado na cidade de Palmas. A Tabela 4 apresenta a equipe responsável por executar o projeto.</text:p>
      <text:p text:style-name="P201"/>
      <text:soft-page-break/>
      <text:p text:style-name="Legenda"><text:span text:style-name="T202">Tabela 2</text:span><text:span text:style-name="T203">. Composição da equipe do evento.</text:span>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Nome</text:p>
          </table:table-cell>
          <table:table-cell table:style-name="TableCell211">
            <text:p text:style-name="P212">Função no Projeto</text:p>
          </table:table-cell>
          <table:table-cell table:style-name="TableCell213">
            <text:p text:style-name="P214">Tipo do Vínculo</text:p>
          </table:table-cell>
        </table:table-row>
        <table:table-row table:style-name="TableRow215">
          <table:table-cell table:style-name="TableCell216">
            <text:p text:style-name="P217">Kleyson <text:s/>Morais de<text:s/>Sousa</text:p>
          </table:table-cell>
          <table:table-cell table:style-name="TableCell218">
            <text:p text:style-name="P219">Coordenador<text:s/>Geral</text:p>
          </table:table-cell>
          <table:table-cell table:style-name="TableCell220">
            <text:p text:style-name="P221">Discente (UFT/Palmas/Graduação de<text:s/>Ciência<text:s/>da Computação)</text:p>
          </table:table-cell>
        </table:table-row>
        <table:table-row table:style-name="TableRow222">
          <table:table-cell table:style-name="TableCell223">
            <text:p text:style-name="P224">Lorraine Patiele Pereira <text:s/>Bispo</text:p>
          </table:table-cell>
          <table:table-cell table:style-name="TableCell225">
            <text:p text:style-name="P226">Vice Coordenadora</text:p>
          </table:table-cell>
          <table:table-cell table:style-name="TableCell227">
            <text:p text:style-name="P228">Discente (UFT/Palmas/Graduação de<text:s/>Ciência<text:s/>da Computação)</text:p>
          </table:table-cell>
        </table:table-row>
        <table:table-row table:style-name="TableRow229">
          <table:table-cell table:style-name="TableCell230">
            <text:p text:style-name="P231">Helder Cruz Bezerra</text:p>
          </table:table-cell>
          <table:table-cell table:style-name="TableCell232">
            <text:p text:style-name="P233">Coordenador <text:s/>técnico</text:p>
          </table:table-cell>
          <table:table-cell table:style-name="TableCell234">
            <text:p text:style-name="P235">Discente (UFT/Palmas/Graduação de<text:s/>Ciência<text:s/>da Computação)</text:p>
          </table:table-cell>
        </table:table-row>
        <table:table-row table:style-name="TableRow236">
          <table:table-cell table:style-name="TableCell237">
            <text:p text:style-name="P238">Nata Wereclys Bandeira Lima</text:p>
          </table:table-cell>
          <table:table-cell table:style-name="TableCell239">
            <text:p text:style-name="P240">Coordenadora<text:s/>Operacional</text:p>
          </table:table-cell>
          <table:table-cell table:style-name="TableCell241">
            <text:p text:style-name="P242">Discente (UFT/Palmas/Graduação de<text:s/>Ciência<text:s/>da Computação)</text:p>
          </table:table-cell>
        </table:table-row>
        <table:table-row table:style-name="TableRow243">
          <table:table-cell table:style-name="TableCell244">
            <text:p text:style-name="P245">Paulo Sergio Atavila Júnior</text:p>
          </table:table-cell>
          <table:table-cell table:style-name="TableCell246">
            <text:p text:style-name="P247">Equipe Técnica (Edição Material Impresso)</text:p>
          </table:table-cell>
          <table:table-cell table:style-name="TableCell248">
            <text:p text:style-name="P249">Discente (UFT/Palmas/Graduação de<text:s/>Ciência<text:s/>da Computação)Discente</text:p>
          </table:table-cell>
        </table:table-row>
        <table:table-row table:style-name="TableRow250">
          <table:table-cell table:style-name="TableCell251">
            <text:p text:style-name="P252">Felipe Reis Macedo Barbosa</text:p>
          </table:table-cell>
          <table:table-cell table:style-name="TableCell253">
            <text:p text:style-name="P254">Equipe Técnica (Gerenciamento do site do evento)</text:p>
          </table:table-cell>
          <table:table-cell table:style-name="TableCell255">
            <text:p text:style-name="P256">Discente (UFT/Palmas/Graduação de<text:s/>Ciência<text:s/>da Computação)</text:p>
          </table:table-cell>
        </table:table-row>
      </table:table>
      <text:p text:style-name="P257"/>
      <text:p text:style-name="P258">O coordenador geral é responsável por dirigir os trabalhos do evento; representar o evento junto a universidade, participantes e comunidade em geral; praticar todos os atos<text:s/>necessários ao bom desempenho das atividades; convocar as reuniões dos comitês; atuar na coordenação das atividades e colaboradores; gerenciar receitas e despesas relacionadas ao evento.</text:p>
      <text:p text:style-name="P259"/>
      <text:p text:style-name="P260">O coordenador Técnico deve coordenar o processo de elaboração e execução do planejamento<text:s/>programático; desenvolver<text:s/>diretrizes e procedimentos para a realização do evento; colaborar com o planejamento dos minicursos.</text:p>
      <text:p text:style-name="P261"/>
      <text:p text:style-name="P262">A equipe técnica deve dar o suporte técnico em diversas atividades do evento; produzir o site, material gráfico; gerenciar os equipamentos multimeios; gerenciar a realização dos minicursos; gerenciar a equipe de manutenção dos laboratórios; organizar a entrega e organização do café regional; dar o suporte aos palestrantes e instrutores dos minicursos.</text:p>
      <text:p text:style-name="P263"/>
      <text:list text:style-name="WWNum29" text:continue-numbering="true">
        <text:list-item>
          <text:list>
            <text:list-item>
              <text:p text:style-name="P264">Infraestrutura Existente</text:p>
            </text:list-item>
          </text:list>
        </text:list-item>
      </text:list>
      <text:p text:style-name="P265">A NoSQL Data Base Week ocorrerá integralmente no Campus de Palmas, da Universidade Federal do Tocantins. Os minicursos deverão ter inscrições prévias, devido a capacidade de lotação do laboratório, que será de 20 computadores, ou seja, até 120 participantes constando uma capacidade<text:s/>máxima<text:s/>de 20 alunos por minicurso. Ressalta-se que o laboratório possui espaço amplo com condicionadores de ar, projetores multimídia e computadores novos.</text:p>
      <text:p text:style-name="P266"/>
      <text:list text:style-name="WWNum31" text:continue-numbering="true">
        <text:list-item>
          <text:list>
            <text:list-item>
              <text:p text:style-name="P267">Divulgação do Projeto</text:p>
            </text:list-item>
          </text:list>
        </text:list-item>
      </text:list>
      <text:p text:style-name="P268">O projeto será amplamente divulgado ao público por meio de banners e<text:s/>folders<text:s/>distribuídos<text:s/>na UFT e outras instituições interessas. E também pelas redes<text:s/>sociais mais<text:s/>utilizadas pelo<text:s/>público-alvo (facebook e twitter) assim como o<text:s/>WhatsApp.</text:p>
      <text:p text:style-name="P269"/>
      <text:h text:style-name="Título1" text:outline-level="1">CRONOGRAMA DE EXECUÇÃO DO PROJETO</text:h>
      <text:p text:style-name="P270">A Tabela 6<text:s/>apresenta o cronograma para a execução deste projeto.</text:p>
      <text:p text:style-name="P271"/>
      <text:p text:style-name="Legenda"><text:span text:style-name="T272">Tabela 3</text:span><text:span text:style-name="T273">. Lista de parcerias em consolidação para a realização<text:s/></text:span><text:span text:style-name="T274">do projeto.</text:span>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 table:number-columns-spanned="8">
            <text:p text:style-name="P286"><text:s/>CRONOGRAMA DE EXECUÇÃO DO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87">
          <table:table-cell table:style-name="TableCell288" table:number-columns-spanned="2">
            <text:p text:style-name="P289">PERÍODO DE EXECUÇÃO</text:p>
            <text:p text:style-name="P290">DO PROJETO</text:p>
          </table:table-cell>
          <table:covered-table-cell/>
          <table:table-cell table:style-name="TableCell291" table:number-columns-spanned="2">
            <text:p text:style-name="P292">Data de Início:</text:p>
          </table:table-cell>
          <table:covered-table-cell/>
          <table:table-cell table:style-name="TableCell293">
            <text:p text:style-name="P294">13/06/16</text:p>
          </table:table-cell>
          <table:table-cell table:style-name="TableCell295" table:number-columns-spanned="2">
            <text:p text:style-name="P296">Data de Término:</text:p>
          </table:table-cell>
          <table:covered-table-cell/>
          <table:table-cell table:style-name="TableCell297">
            <text:p text:style-name="P298">25/06/16</text:p>
          </table:table-cell>
        </table:table-row>
        <table:table-row table:style-name="TableRow299">
          <table:table-cell table:style-name="TableCell300">
            <text:p text:style-name="P301">ATIVIDADES:</text:p>
          </table:table-cell>
          <table:table-cell table:style-name="TableCell302">
            <text:p text:style-name="P303">DIAS: 13/06/2016</text:p>
            <text:p text:style-name="P304">A</text:p>
            <text:p text:style-name="P305">17/06/2016</text:p>
          </table:table-cell>
          <table:table-cell table:style-name="TableCell306">
            <text:p text:style-name="P307">DIA: 27/06/2016</text:p>
          </table:table-cell>
          <table:table-cell table:style-name="TableCell308">
            <text:p text:style-name="P309">DIA: <text:s/>21/06/2016</text:p>
          </table:table-cell>
          <table:table-cell table:style-name="TableCell310">
            <text:p text:style-name="P311">DIA: 22/06/2016</text:p>
          </table:table-cell>
          <table:table-cell table:style-name="TableCell312">
            <text:p text:style-name="P313">DIA: 23/06/2016</text:p>
          </table:table-cell>
          <table:table-cell table:style-name="TableCell314">
            <text:p text:style-name="P315">DIA: 24/06/2016</text:p>
          </table:table-cell>
          <table:table-cell table:style-name="TableCell316">
            <text:p text:style-name="P317">DIA: 25/06/2016</text:p>
          </table:table-cell>
        </table:table-row>
        <table:table-row table:style-name="TableRow318">
          <table:table-cell table:style-name="TableCell319">
            <text:p text:style-name="P320">Período<text:s/>de inscrições</text:p>
          </table:table-cell>
          <table:table-cell table:style-name="TableCell321">
            <text:p text:style-name="P322">X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TableContents"><text:span text:style-name="T337">Mini curso:<text:s/></text:span><text:span text:style-name="T338">Cassandra - Por que o Facebook criou e todos começaram a usar?</text:span>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X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TableContents"><text:span text:style-name="T355">Mini curso:<text:s/></text:span><text:span text:style-name="T356">XML - Aplicação de um modelo de dados Hierárquico</text:span>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>X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TableContents"><text:span text:style-name="T373">Mini curso:<text:s/></text:span><text:span text:style-name="T374">Neo4J - O Banco de dados de grafos</text:span>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>X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TableContents"><text:span text:style-name="T391">Mini curso: <text:s/></text:span><text:span text:style-name="T392">Big Table - Uma solução do Google para grande volume de dados</text:span>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>X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TableContents"><text:span text:style-name="T409">Mini curso:<text:s/></text:span><text:span text:style-name="T410">SciBD - Um Banco de Dados voltado</text:span><text:span text:style-name="T411"><text:s/>à comunidade<text:s/></text:span><text:span text:style-name="T412">científica</text:span>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>X</text:p>
          </table:table-cell>
          <table:table-cell table:style-name="TableCell425">
            <text:p text:style-name="P426"/>
          </table:table-cell>
        </table:table-row>
        <text:soft-page-break/>
        <table:table-row table:style-name="TableRow427">
          <table:table-cell table:style-name="TableCell428">
            <text:p text:style-name="TableContents"><text:span text:style-name="T429">Mini curso:<text:s/></text:span><text:span text:style-name="T430">Map Reduce – Lidando com big data</text:span>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>X</text:p>
          </table:table-cell>
        </table:table-row>
      </table:table>
      <text:p text:style-name="P445"/>
      <text:h text:style-name="Título1" text:outline-level="1">RECURSOS FINANCEIROS NECESSÁRIOS</text:h>
      <text:p text:style-name="P446">A Tabela 7 apresenta o aporte necessário para a realização da NoSQL Data Base Week.</text:p>
      <text:p text:style-name="P447"/>
      <text:p text:style-name="Legenda"><text:span text:style-name="T448">Tabela 4</text:span><text:span text:style-name="T449">. Lista de parcerias em consolidação<text:s/></text:span><text:span text:style-name="T450">para a realização<text:s/></text:span><text:span text:style-name="T451">do projeto.</text:span></text:p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Atividade</text:p>
          </table:table-cell>
          <table:table-cell table:style-name="TableCell462">
            <text:p text:style-name="P463">Despesas</text:p>
          </table:table-cell>
          <table:table-cell table:style-name="TableCell464">
            <text:p text:style-name="P465">Unidade</text:p>
          </table:table-cell>
          <table:table-cell table:style-name="TableCell466">
            <text:p text:style-name="P467">Quantidade</text:p>
          </table:table-cell>
          <table:table-cell table:style-name="TableCell468">
            <text:p text:style-name="P469">Valor Unitário</text:p>
          </table:table-cell>
          <table:table-cell table:style-name="TableCell470">
            <text:p text:style-name="P471">Valor Total</text:p>
          </table:table-cell>
        </table:table-row>
        <table:table-row table:style-name="TableRow472">
          <table:table-cell table:style-name="TableCell473">
            <text:p text:style-name="P474">Aquisição de cartazes, folders e demais materiais impressos .</text:p>
          </table:table-cell>
          <table:table-cell table:style-name="TableCell475">
            <text:p text:style-name="P476">Serviços adquiridos de terceiros</text:p>
          </table:table-cell>
          <table:table-cell table:style-name="TableCell477">
            <text:p text:style-name="P478">UN</text:p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 table:number-columns-spanned="4">
            <text:p text:style-name="P487"/>
          </table:table-cell>
          <table:covered-table-cell/>
          <table:covered-table-cell/>
          <table:covered-table-cell/>
          <table:table-cell table:style-name="TableCell488">
            <text:p text:style-name="P489">Total:</text:p>
          </table:table-cell>
          <table:table-cell table:style-name="TableCell490">
            <text:p text:style-name="P491"/>
          </table:table-cell>
        </table:table-row>
      </table:table>
      <text:p text:style-name="P492"/>
      <text:p text:style-name="P493"/>
      <text:h text:style-name="Título1" text:outline-level="1">PROGRAMAÇÃO DO EVENTO</text:h>
      <text:p text:style-name="P494">A programação de<text:s/>atividades a serem desenvolvidas na NoSQL Data Base Week está distribuída em seis<text:s/>minicursos. Os<text:s/>minicursos tratarão de tecnologias de Banco de Dados atuais, focando em demonstrações práticas.</text:p>
      <text:p text:style-name="P495"><text:s/></text:p>
      <text:p text:style-name="P496">3.6. PROGRAMAÇÃO GERAL PREVISTA (PRELIMINAR)</text:p>
      <text:p text:style-name="P497">LOCAIS:</text:p>
      <text:list text:style-name="WWNum41">
        <text:list-item>
          <text:p text:style-name="P498">Laboratório do Curso de Ciência da Computação, Campus de Palmas, Universidade Federal do Tocantins.</text:p>
        </text:list-item>
      </text:list>
      <text:p text:style-name="P499"/>
      <text:p text:style-name="P500">Pré-Programação:</text:p>
      <text:soft-page-break/>
      <text:p text:style-name="P501">Previsão da Programação do Evento</text:p>
      <text:p text:style-name="P502"/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>DIAS: 13/06/2016</text:p>
            <text:p text:style-name="P520">A<text:s text:c="2"/>17/06/2016</text:p>
          </table:table-cell>
          <table:table-cell table:style-name="TableCell521">
            <text:p text:style-name="P522">DIA: 27/06/2016</text:p>
          </table:table-cell>
          <table:table-cell table:style-name="TableCell523">
            <text:p text:style-name="P524">DIA: <text:s/>21/06/2016</text:p>
          </table:table-cell>
          <table:table-cell table:style-name="TableCell525">
            <text:p text:style-name="P526">DIA: 22/06/2016</text:p>
          </table:table-cell>
          <table:table-cell table:style-name="TableCell527">
            <text:p text:style-name="P528">DIA: 23/06/2016</text:p>
          </table:table-cell>
          <table:table-cell table:style-name="TableCell529">
            <text:p text:style-name="P530">DIA:<text:s/>24/06/2016</text:p>
          </table:table-cell>
          <table:table-cell table:style-name="TableCell531">
            <text:p text:style-name="P532">DIA: 25/06/2016</text:p>
          </table:table-cell>
        </table:table-row>
        <table:table-row table:style-name="TableRow533">
          <table:table-cell table:style-name="TableCell534" table:number-rows-spanned="3">
            <text:p text:style-name="P535">Manhã</text:p>
          </table:table-cell>
          <table:table-cell table:style-name="TableCell536">
            <text:p text:style-name="P537">08:30 – 10:30</text:p>
          </table:table-cell>
          <table:table-cell table:style-name="TableCell538">
            <text:p text:style-name="P539">Inscrições</text:p>
          </table:table-cell>
          <table:table-cell table:style-name="TableCell540">
            <text:p text:style-name="P541">-</text:p>
          </table:table-cell>
          <table:table-cell table:style-name="TableCell542">
            <text:p text:style-name="P543">-</text:p>
          </table:table-cell>
          <table:table-cell table:style-name="TableCell544">
            <text:p text:style-name="P545">-</text:p>
          </table:table-cell>
          <table:table-cell table:style-name="TableCell546">
            <text:p text:style-name="P547">-</text:p>
          </table:table-cell>
          <table:table-cell table:style-name="TableCell548">
            <text:p text:style-name="P549">-</text:p>
          </table:table-cell>
          <table:table-cell table:style-name="TableCell550">
            <text:p text:style-name="P551">Minicurso:<text:s/>Map Reduce – Lidando com big data</text:p>
          </table:table-cell>
        </table:table-row>
        <table:table-row table:style-name="TableRow552">
          <table:covered-table-cell>
            <text:p text:style-name="Normal"/>
          </table:covered-table-cell>
          <table:table-cell table:style-name="TableCell553">
            <text:p text:style-name="P554">10:30 – 10:45</text:p>
          </table:table-cell>
          <table:table-cell table:style-name="TableCell555">
            <text:p text:style-name="P556">Inscrições</text:p>
          </table:table-cell>
          <table:table-cell table:style-name="TableCell557">
            <text:p text:style-name="P558">-</text:p>
          </table:table-cell>
          <table:table-cell table:style-name="TableCell559">
            <text:p text:style-name="P560">-</text:p>
          </table:table-cell>
          <table:table-cell table:style-name="TableCell561">
            <text:p text:style-name="P562">-</text:p>
          </table:table-cell>
          <table:table-cell table:style-name="TableCell563">
            <text:p text:style-name="P564">-</text:p>
          </table:table-cell>
          <table:table-cell table:style-name="TableCell565">
            <text:p text:style-name="P566">-</text:p>
          </table:table-cell>
          <table:table-cell table:style-name="TableCell567">
            <text:p text:style-name="P568">Intervalo</text:p>
          </table:table-cell>
        </table:table-row>
        <table:table-row table:style-name="TableRow569">
          <table:covered-table-cell>
            <text:p text:style-name="Normal"/>
          </table:covered-table-cell>
          <table:table-cell table:style-name="TableCell570">
            <text:p text:style-name="P571">10:45 – 12:00</text:p>
          </table:table-cell>
          <table:table-cell table:style-name="TableCell572">
            <text:p text:style-name="P573">Inscrições</text:p>
          </table:table-cell>
          <table:table-cell table:style-name="TableCell574">
            <text:p text:style-name="P575">-</text:p>
          </table:table-cell>
          <table:table-cell table:style-name="TableCell576">
            <text:p text:style-name="P577">-</text:p>
          </table:table-cell>
          <table:table-cell table:style-name="TableCell578">
            <text:p text:style-name="P579">-</text:p>
          </table:table-cell>
          <table:table-cell table:style-name="TableCell580">
            <text:p text:style-name="P581">-</text:p>
          </table:table-cell>
          <table:table-cell table:style-name="TableCell582">
            <text:p text:style-name="P583">-</text:p>
          </table:table-cell>
          <table:table-cell table:style-name="TableCell584">
            <text:p text:style-name="P585">Minicurso:<text:s/>Map Reduce – Lidando com big data</text:p>
          </table:table-cell>
        </table:table-row>
        <table:table-row table:style-name="TableRow586">
          <table:table-cell table:style-name="TableCell587">
            <text:p text:style-name="P588">Tarde</text:p>
          </table:table-cell>
          <table:table-cell table:style-name="TableCell589">
            <text:p text:style-name="P590">12:00<text:s/>– 19:00</text:p>
          </table:table-cell>
          <table:table-cell table:style-name="TableCell591">
            <text:p text:style-name="P592">Inscrições</text:p>
          </table:table-cell>
          <table:table-cell table:style-name="TableCell593">
            <text:p text:style-name="P594">-</text:p>
          </table:table-cell>
          <table:table-cell table:style-name="TableCell595">
            <text:p text:style-name="P596">-</text:p>
          </table:table-cell>
          <table:table-cell table:style-name="TableCell597">
            <text:p text:style-name="P598">-</text:p>
          </table:table-cell>
          <table:table-cell table:style-name="TableCell599">
            <text:p text:style-name="P600">-</text:p>
          </table:table-cell>
          <table:table-cell table:style-name="TableCell601">
            <text:p text:style-name="P602">-</text:p>
          </table:table-cell>
          <table:table-cell table:style-name="TableCell603">
            <text:p text:style-name="P604">-</text:p>
          </table:table-cell>
        </table:table-row>
        <table:table-row table:style-name="TableRow605">
          <table:table-cell table:style-name="TableCell606" table:number-rows-spanned="3">
            <text:p text:style-name="P607">Noite</text:p>
          </table:table-cell>
          <table:table-cell table:style-name="TableCell608">
            <text:p text:style-name="P609">19:00 – 21:00</text:p>
          </table:table-cell>
          <table:table-cell table:style-name="TableCell610">
            <text:p text:style-name="P611">Inscrições</text:p>
          </table:table-cell>
          <table:table-cell table:style-name="TableCell612">
            <text:p text:style-name="P613">Minicurso:<text:s/>Cassandra - Por que o Facebook criou e todos começaram a usar?</text:p>
          </table:table-cell>
          <table:table-cell table:style-name="TableCell614">
            <text:p text:style-name="P615">Minicurso:<text:s/>XML – Aplicação de um modelo de dados Hierárquico</text:p>
          </table:table-cell>
          <table:table-cell table:style-name="TableCell616">
            <text:p text:style-name="P617">Minicurso:<text:s/>Neo4J - O Banco de dados de grafos</text:p>
          </table:table-cell>
          <table:table-cell table:style-name="TableCell618">
            <text:p text:style-name="P619">Minicurso:<text:s/>Big Table - Uma solução do Google para grande volume de dados</text:p>
          </table:table-cell>
          <table:table-cell table:style-name="TableCell620">
            <text:p text:style-name="P621">Minicurso:<text:s/>SciBD - Um Banco de Dados voltado à comunidade<text:s/>científica</text:p>
          </table:table-cell>
          <table:table-cell table:style-name="TableCell622">
            <text:p text:style-name="P623">-</text:p>
          </table:table-cell>
        </table:table-row>
        <table:table-row table:style-name="TableRow624">
          <table:covered-table-cell>
            <text:p text:style-name="Normal"/>
          </table:covered-table-cell>
          <table:table-cell table:style-name="TableCell625">
            <text:p text:style-name="P626">21:00 – 21:15</text:p>
          </table:table-cell>
          <table:table-cell table:style-name="TableCell627">
            <text:p text:style-name="P628">Inscrições</text:p>
          </table:table-cell>
          <table:table-cell table:style-name="TableCell629">
            <text:p text:style-name="P630">Intervalo</text:p>
          </table:table-cell>
          <table:table-cell table:style-name="TableCell631">
            <text:p text:style-name="P632">Intervalo</text:p>
          </table:table-cell>
          <table:table-cell table:style-name="TableCell633">
            <text:p text:style-name="P634">Intervalo</text:p>
          </table:table-cell>
          <table:table-cell table:style-name="TableCell635">
            <text:p text:style-name="P636">Intervalo</text:p>
          </table:table-cell>
          <table:table-cell table:style-name="TableCell637">
            <text:p text:style-name="P638">Intervalo</text:p>
          </table:table-cell>
          <table:table-cell table:style-name="TableCell639">
            <text:p text:style-name="P640">-</text:p>
          </table:table-cell>
        </table:table-row>
        <table:table-row table:style-name="TableRow641">
          <table:covered-table-cell>
            <text:p text:style-name="Normal"/>
          </table:covered-table-cell>
          <table:table-cell table:style-name="TableCell642">
            <text:p text:style-name="P643">21:15 – 22:40</text:p>
          </table:table-cell>
          <table:table-cell table:style-name="TableCell644">
            <text:p text:style-name="P645">Inscrições</text:p>
          </table:table-cell>
          <table:table-cell table:style-name="TableCell646">
            <text:p text:style-name="P647">Minicurso:<text:s/>Cassandra - Por que o Facebook criou e todos começaram a usar?</text:p>
          </table:table-cell>
          <table:table-cell table:style-name="TableCell648">
            <text:p text:style-name="P649">Minicurso:<text:s/>XML – Aplicação de um modelo de dados Hierárquico</text:p>
          </table:table-cell>
          <table:table-cell table:style-name="TableCell650">
            <text:p text:style-name="P651">Minicurso:<text:s/>Neo4J - O Banco de dados de grafos</text:p>
          </table:table-cell>
          <table:table-cell table:style-name="TableCell652">
            <text:p text:style-name="P653">Minicurso: <text:s/>Big Table - Uma solução do Google para grande volume de dados</text:p>
          </table:table-cell>
          <table:table-cell table:style-name="TableCell654">
            <text:p text:style-name="P655">Minicurso:<text:s/>SciBD - Um Banco de Dados voltado à comunidade<text:s/>científica</text:p>
          </table:table-cell>
          <table:table-cell table:style-name="TableCell656">
            <text:p text:style-name="P657">-</text:p>
          </table:table-cell>
        </table:table-row>
      </table:table>
      <text:p text:style-name="P658"/>
      <text:p text:style-name="P6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bottom="0in" fo:line-height="150%"/>
      <style:text-properties style:font-name="Times New Roman" fo:font-weight="bold" style:font-weight-asian="bold" style:font-weight-complex="bold" fo:font-size="12pt" style:font-size-asian="12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language-asian="pt" style:country-asian="BR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fo:margin-bottom="0.1388in"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fo:widows="2" fo:orphans="2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SemEspaçamento1" style:display-name="Sem Espaçamento1" style:family="paragraph">
      <style:paragraph-properties fo:widows="2" fo:orphans="2" fo:margin-bottom="0in" fo:line-height="100%"/>
      <style:text-properties style:font-name-asian="Calibri" style:font-name-complex="Calibri" style:language-asian="ar" style:country-asian="SA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Cabeçalho" style:display-name="Cabeçalho" style:family="paragraph" style:parent-style-name="Standard">
      <style:paragraph-properties text:number-lines="false"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notaderodapé" style:display-name="Texto de nota de rodapé" style:family="paragraph" style:parent-style-name="Standard">
      <style:paragraph-properties fo:margin-bottom="0in" fo:line-height="100%"/>
      <style:text-properties fo:font-size="12pt" style:font-size-asian="12pt" style:font-size-complex="12pt"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" style:font-name-complex="Times New Roman" fo:font-size="10pt" style:font-size-asian="10pt" style:font-size-complex="10pt" style:language-asian="en" style:country-asian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Char" style:display-name="Balloon Text Char" style:family="text" style:parent-style-name="Fonteparág.padrão">
      <style:text-properties style:font-name="Tahoma" style:font-name-complex="Tahoma" fo:font-size="8pt" style:font-size-asian="8pt" style:font-size-complex="8pt" style:language-asian="pt" style:country-asian="BR"/>
    </style:style>
    <style:style style:name="_5yl5" style:display-name="_5yl5" style:family="text" style:parent-style-name="Fonteparág.padrão"/>
    <style:style style:name="HeaderChar" style:display-name="Header Char" style:family="text" style:parent-style-name="Fonteparág.padrão">
      <style:text-properties style:language-asian="pt" style:country-asian="BR"/>
    </style:style>
    <style:style style:name="FooterChar" style:display-name="Footer Char" style:family="text" style:parent-style-name="Fonteparág.padrão">
      <style:text-properties style:language-asian="pt" style:country-asian="BR"/>
    </style:style>
    <style:style style:name="FootnoteTextChar" style:display-name="Footnote Text Char" style:family="text" style:parent-style-name="Fonteparág.padrão">
      <style:text-properties fo:font-size="12pt" style:font-size-asian="12pt" style:font-size-complex="12pt" style:language-asian="pt" style:country-asian="BR"/>
    </style:style>
    <style:style style:name="Ref.denotaderodapé" style:display-name="Ref. de nota de rodapé" style:family="text" style:parent-style-name="Fonteparág.padrão">
      <style:text-properties style:text-position="super 63.6%"/>
    </style:style>
    <style:style style:name="Internetlink" style:display-name="Internet 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_510f" style:display-name="_510f" style:family="text" style:parent-style-name="Fonteparág.padrão"/>
    <style:style style:name="Heading1Char" style:display-name="Heading 1 Char" style:family="text" style:parent-style-name="Fonteparág.padrão">
      <style:text-properties style:font-name="Times New Roman" fo:font-weight="bold" style:font-weight-asian="bold" style:font-weight-complex="bold" fo:font-size="12pt" style:font-size-asian="12pt" style:font-size-complex="16pt" style:language-asian="pt" style:country-asian="BR"/>
    </style:style>
    <style:style style:name="apple-converted-space" style:display-name="apple-converted-space" style:family="text" style:parent-style-name="Fonteparág.padrã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nsolas"/>
    </style:style>
    <style:style style:name="ListLabel3" style:display-name="ListLabel 3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 style:font-name-complex="Consola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 style:font-name-complex="Consola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3" style:display-name="WWNum1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4" style:display-name="WWNum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3LVL1" style:family="text">
      <style:text-properties style:font-name="Wingdings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text:list-style style:name="WWNum32" style:display-name="WWNum32">
      <text:list-level-style-bullet text:level="1" text:style-name="WW_CharLFO33LVL1" text:bullet-char="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Wingdings"/>
      </text:list-level-style-bullet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9" style:display-name="WWNum3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WWNum41" style:display-name="WWNum41">
      <text:list-level-style-bullet text:level="1" text:style-name="WW_CharLFO4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11.693in" fo:page-height="8.268in" style:print-orientation="landscape" fo:margin-top="0.4923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12in"/>
      </style:footer-style>
    </style:page-layout>
    <style:page-layout style:name="PL2">
      <style:page-layout-properties fo:page-width="8.268in" fo:page-height="11.693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Cabeçalho"/>
      </style:header>
    </style:master-page>
    <style:master-page style:name="MP1" style:page-layout-name="PL1">
      <style:header>
        <text:p text:style-name="Cabeçalho"/>
      </style:header>
    </style:master-page>
    <style:master-page style:name="MP2" style:page-layout-name="PL2">
      <style:header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andro Beckman Maciel</meta:initial-creator>
    <dc:creator>Helder Cruz</dc:creator>
    <meta:creation-date>2016-05-21T02:23:00Z</meta:creation-date>
    <dc:date>2016-06-02T11:19:00Z</dc:date>
    <meta:print-date>2016-05-21T02:23:00Z</meta:print-date>
    <meta:template xlink:href="Normal" xlink:type="simple"/>
    <meta:editing-cycles>14</meta:editing-cycles>
    <meta:editing-duration>PT29940S</meta:editing-duration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32" meta:word-count="2523" meta:character-count="16116" meta:row-count="113" meta:non-whitespace-character-count="13625"/>
  </office:meta>
</office:document-meta>
</file>